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47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6.4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9.5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9.525cm" svg:x="4.175cm" svg:y="2.2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2.54cm" svg:height="3.81cm" svg:x="4.81cm" svg:y="4.81cm">
          <text:p text:style-name="P1">Activité</text:p>
        </draw:rect>
        <draw:rect draw:style-name="gr1" draw:text-style-name="P1" draw:layer="layout" svg:width="3.81cm" svg:height="9.525cm" svg:x="10.06cm" svg:y="2.2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2.54cm" svg:height="3.81cm" svg:x="14.505cm" svg:y="4.81cm">
          <text:p text:style-name="P1">Service</text:p>
        </draw:rect>
        <draw:line draw:style-name="gr3" draw:text-style-name="P1" draw:layer="layout" svg:x1="6.08cm" svg:y1="2.27cm" svg:x2="6.08cm" svg:y2="4.81cm">
          <text:p/>
        </draw:line>
        <draw:frame draw:style-name="gr4" draw:text-style-name="P2" draw:layer="layout" svg:width="3.175cm" svg:height="5.715cm" svg:x="1cm" svg:y="5.445cm">
          <draw:text-box>
            <text:p text:style-name="P2"><text:span text:style-name="T1">Le système est</text:span></text:p>
            <text:p text:style-name="P2"><text:span text:style-name="T1">bloqué par l'activité</text:span></text:p>
          </draw:text-box>
        </draw:frame>
        <draw:line draw:style-name="gr3" draw:text-style-name="P1" draw:layer="layout" svg:x1="11.965cm" svg:y1="2.27cm" svg:x2="11.965cm" svg:y2="11.795cm">
          <text:p/>
        </draw:line>
        <draw:line draw:style-name="gr3" draw:text-style-name="P1" draw:layer="layout" svg:x1="11.965cm" svg:y1="2.905cm" svg:x2="15.775cm" svg:y2="2.905cm">
          <text:p/>
        </draw:line>
        <draw:line draw:style-name="gr3" draw:text-style-name="P1" draw:layer="layout" svg:x1="15.775cm" svg:y1="2.905cm" svg:x2="15.775cm" svg:y2="4.81cm">
          <text:p/>
        </draw:line>
        <draw:line draw:style-name="gr3" draw:text-style-name="P1" draw:layer="layout" svg:x1="15.775cm" svg:y1="8.62cm" svg:x2="15.775cm" svg:y2="10.525cm">
          <text:p/>
        </draw:line>
        <draw:line draw:style-name="gr3" draw:text-style-name="P1" draw:layer="layout" svg:x1="15.775cm" svg:y1="10.525cm" svg:x2="11.965cm" svg:y2="10.525cm">
          <text:p/>
        </draw:line>
        <draw:frame draw:style-name="gr5" draw:layer="layout" svg:width="2.97cm" svg:height="0.962cm" draw:transform="rotate (1.5707963267946) translate (3.213cm 5.24cm)">
          <draw:text-box>
            <text:p>Système</text:p>
          </draw:text-box>
        </draw:frame>
        <draw:frame draw:style-name="gr5" draw:layer="layout" svg:width="2.97cm" svg:height="0.962cm" draw:transform="rotate (1.5707963267946) translate (9.098cm 5.24cm)">
          <draw:text-box>
            <text:p>Système</text:p>
          </draw:text-box>
        </draw:frame>
        <draw:frame draw:style-name="gr6" draw:text-style-name="P3" draw:layer="layout" svg:width="3.81cm" svg:height="9.775cm" svg:x="17.11cm" svg:y="4.81cm">
          <draw:text-box>
            <text:p text:style-name="P3"><text:span text:style-name="T1">Le service fonctionne en parallèle. Il ne bloque pas le systè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ori MATSUHARA</meta:initial-creator>
    <meta:creation-date>2013-02-22T13:50:47</meta:creation-date>
    <dc:date>2013-02-22T14:13:45</dc:date>
    <dc:creator>Iori MATSUHARA</dc:creator>
    <meta:editing-duration>PT00H00M16S</meta:editing-duration>
    <meta:editing-cycles>1</meta:editing-cycles>
    <meta:document-statistic meta:object-count="14"/>
    <meta:generator>OpenOffice.org/3.2$Unix OpenOffice.org_project/320m19$Build-9505</meta:generator>
  </office:meta>
</office:document-meta>
</file>